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SS BY VAL/REF</text:span></text:p>
      <text:p text:style-name="P1"><text:span text:style-name="T1">how does the compiler actually passes arguments? registers? stack? how is a large struct passed or returned?</text:span></text:p>
      <text:p text:style-name="P1"><text:span text:style-name="T1">Open the REGISTERS and MEMORY views in Visual Studio and single step through a function call. Remember the RSP register points to the stack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